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0ffa8" officeooo:paragraph-rsid="0010ffa8"/>
    </style:style>
    <style:style style:name="P2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officeooo:rsid="0010ffa8" officeooo:paragraph-rsid="0010ffa8"/>
    </style:style>
    <style:style style:name="P3" style:family="paragraph" style:parent-style-name="Standard">
      <style:text-properties officeooo:rsid="0010ffa8" officeooo:paragraph-rsid="0010ffa8"/>
    </style:style>
    <style:style style:name="P4" style:family="paragraph" style:parent-style-name="Standard">
      <style:text-properties officeooo:rsid="0012a638" officeooo:paragraph-rsid="0012a638"/>
    </style:style>
    <style:style style:name="P5" style:family="paragraph" style:parent-style-name="Standard">
      <style:text-properties officeooo:rsid="0012a638" officeooo:paragraph-rsid="00133480"/>
    </style:style>
    <style:style style:name="P6" style:family="paragraph" style:parent-style-name="Standard">
      <style:text-properties officeooo:rsid="00133480" officeooo:paragraph-rsid="00133480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officeooo:rsid="00133480" style:font-name-asian="Liberation Serif" style:font-name-complex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ce 1 : Ecrivez les nombres suivants en lettres</text:p>
      <text:p text:style-name="P6"/>
      <text:p text:style-name="P3"/>
      <text:p text:style-name="P3">Exercice 2 : Ecrivez les nombres suivants en chiffres</text:p>
      <text:p text:style-name="P3"/>
      <text:p text:style-name="P3">Exercice 3 : Calculez les expressions suivantes</text:p>
      <text:p text:style-name="P3"/>
      <text:p text:style-name="P3"/>
      <text:p text:style-name="P4">Probleme 1</text:p>
      <text:p text:style-name="P5">achat de N pains au chocolat a X<text:span text:style-name="T1">€</text:span> et M croissants a Y<text:span text:style-name="T1">€.</text:span></text:p>
      <text:p text:style-name="P5"><text:span text:style-name="T1">Combien va-t-il payer ?</text:span></text:p>
      <text:p text:style-name="P5"><text:span text:style-name="T1">Combien de monnaie lui rend-on sur son billet de 10€ ?</text:span></text:p>
      <text:p text:style-name="P4"><text:span text:style-name="T1"/></text:p>
      <text:p text:style-name="P4"><text:span text:style-name="T1">Probleme 2</text:span></text:p>
      <text:p text:style-name="P5"><text:span text:style-name="T2">La famille Dupont</text:span><text:span text:style-name="T1"> part en vacances a Lyon en </text:span><text:span text:style-name="T2">voiture. Ils</text:span><text:span text:style-name="T1"> part</text:span><text:span text:style-name="T2">ent</text:span><text:span text:style-name="T1"> de Nantes a 8h45 </text:span><text:span text:style-name="T2">et leur GPS leur indique une duree de voyage de 6h28.</text:span></text:p>
      <text:p text:style-name="P5"><text:span text:style-name="T2">A quelle heure pourraient-ils arriver au plus tot ?</text:span></text:p>
      <text:p text:style-name="P6"><text:span text:style-name="T1"/></text:p>
      <text:p text:style-name="P6"><text:span text:style-name="T1">Ils comptent faire une pause dejeuner d’une heure et demi sur une aire d’autoroute.</text:span></text:p>
      <text:p text:style-name="P6"><text:span text:style-name="T1">A quelle heure arriveront-ils alors ?</text:span></text:p>
      <text:p text:style-name="P5"><text:span text:style-name="T2"/></text:p>
      <text:p text:style-name="P5"><text:span text:style-name="T2"/></text:p>
      <text:p text:style-name="P5"><text:span text:style-name="T2">C’est le 15 aout et il y a de gros bouchons. Ils arrivent finalement a Lyon a 23h30.</text:span></text:p>
      <text:p text:style-name="P5"><text:span text:style-name="T2">Combien de temps leur ont fait perdre les difficultes de circulation 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officeooo:rsid="0010ffa8" officeooo:paragraph-rsid="0010ffa8"/>
    </style:style>
    <style:style style:name="MP2" style:family="paragraph" style:parent-style-name="Footer">
      <style:paragraph-properties fo:text-align="center" style:justify-single-word="false"/>
      <style:text-properties officeooo:rsid="0010ffa8" officeooo:paragraph-rsid="0010ffa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6e2<text:tab/>Evaluation de mathematiques – Nombres entiers<text:tab/>15 septembre 2023</text:p>
      </style:header>
      <style:footer>
        <text:p text:style-name="MP2">Evaluation – Nombres entier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8-29T16:17:17.338467987</dc:date>
    <meta:editing-duration>PT8M38S</meta:editing-duration>
    <meta:editing-cycles>1</meta:editing-cycles>
    <meta:document-statistic meta:table-count="0" meta:image-count="0" meta:object-count="0" meta:page-count="1" meta:paragraph-count="16" meta:word-count="155" meta:character-count="860" meta:non-whitespace-character-count="719"/>
    <meta:generator>LibreOffice/7.3.7.2$Linux_X86_64 LibreOffice_project/30$Build-2</meta:generator>
  </office:meta>
</office:document-meta>
</file>